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7533b"/>
    </style:style>
    <style:style style:name="P2" style:family="paragraph" style:parent-style-name="Standard">
      <style:text-properties officeooo:rsid="0017533b" officeooo:paragraph-rsid="0017533b"/>
    </style:style>
    <style:style style:name="P3" style:family="paragraph" style:parent-style-name="Standard">
      <style:text-properties officeooo:rsid="00179998" officeooo:paragraph-rsid="00179998"/>
    </style:style>
    <style:style style:name="P4" style:family="paragraph" style:parent-style-name="Standard">
      <style:text-properties officeooo:rsid="00188d1a" officeooo:paragraph-rsid="00188d1a"/>
    </style:style>
    <style:style style:name="P5" style:family="paragraph" style:parent-style-name="Standard">
      <style:text-properties officeooo:rsid="001a19b5" officeooo:paragraph-rsid="001a19b5"/>
    </style:style>
    <style:style style:name="T1" style:family="text">
      <style:text-properties officeooo:rsid="0017533b"/>
    </style:style>
    <style:style style:name="T2" style:family="text">
      <style:text-properties officeooo:rsid="001b7a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odelname ← </text:span>lmer(outcomeVariable ~ fixedEffect + (1 + fixedEffect | groupingFactorA) + (1 + fixedEffect | groupingFactorB))</text:p>
      <text:p text:style-name="P1"/>
      <text:p text:style-name="P1">the "1" gets you a (potentially) different intercept for each group in A, while the "fixedEffect" part within the random effect gets you a (potentially) different slope for each group in A. Here we have two random effects: <text:span text:style-name="T1">gFA</text:span> and <text:span text:style-name="T1">gFB</text:span>. <text:s/>The lmer() function is smart enough to figure out that g<text:span text:style-name="T1">FB </text:span>is nested within <text:span text:style-name="T1">gFA</text:span>, and treats it accordingly. If the grouping factors had been crossed, lmer() would also have known what to do.</text:p>
      <text:p text:style-name="P1"/>
      <text:p text:style-name="P3">Fixed effects influence MEAN of y</text:p>
      <text:p text:style-name="P3">random effects influence VARIANCE of y</text:p>
      <text:p text:style-name="P4">basically, partial pooling of grouped data. Compromise between single linear model with pooling (pseudoreplication problem) and estimating separate models for each group (power problem of overfitting data and thus overstating group effect)</text:p>
      <text:p text:style-name="P4">estimates from small groups are pulled closer to the mean. </text:p>
      <text:p text:style-name="P4"/>
      <text:p text:style-name="P4">Basic model: intercepts vary among groups, all groups have same slope:</text:p>
      <text:p text:style-name="P4">lmer(y ~ x + (1|group))</text:p>
      <text:p text:style-name="P3"/>
      <text:p text:style-name="P4">repeated experiment:</text:p>
      <text:p text:style-name="P4">lmer(y ~ x + (1| techrep))</text:p>
      <text:p text:style-name="P4"/>
      <text:p text:style-name="P5">add varying slopes:</text:p>
      <text:p text:style-name="P5">lmer(y ~ x + (x|group)</text:p>
      <text:p text:style-name="P5"/>
      <text:p text:style-name="P5">nested random effects:</text:p>
      <text:p text:style-name="P5">(1|site/block) = (1|site) + (1|site:block) must be specified in case of implicit nesting: if levels of block (inner grouping factor) are reused for levels of site (outer grouping factor)</text:p>
      <text:p text:style-name="P3"/>
      <text:p text:style-name="P3">mine:</text:p>
      <text:p text:style-name="P3">y = Carbon</text:p>
      <text:p text:style-name="P3">fixed = Tissue, InsTx</text:p>
      <text:p text:style-name="P3">random = replicate tree</text:p>
      <text:p text:style-name="P3">spatial pseudoreplication = nesting (tissue within tree)</text:p>
      <text:p text:style-name="P5">lmer (Carbon ~ Tissue + InsTx + <text:span text:style-name="T2">(1|Tissue:Rep) + </text:span>(1|Rep))</text:p>
      <text:p text:style-name="P3"/>
      <text:p text:style-name="P3">y = Nitrogen</text:p>
      <text:p text:style-name="P3">fixed = time, tissue, instx</text:p>
      <text:p text:style-name="P3">random = </text:p>
      <text:p text:style-name="P3">temporal pseudoreplication = repeated measures (timepoints within tissues)</text:p>
      <text:p text:style-name="P3">spatial pseudoreplication = nesting (tissue within tree)</text:p>
      <text:p text:style-name="P2"/>
      <text:p text:style-name="P1">ALTHOUGH IT HANDLES NESTED DATA AND UNEQUAL GROUP SIZES WELL, MIXED EFFECTS MODELS STILL REQUIRE THAT THE DATA MEET THE "NORMALITY OF RESIDUALS" CRITERION.</text:p>
      <text:p text:style-name="P2">qqnorm(residuals(modelname))</text:p>
      <text:p text:style-name="P2"/>
      <text:p text:style-name="P2"/>
      <text:p text:style-name="P2">CHECK FOR SPURIOUS CORRELATION:</text:p>
      <text:p text:style-name="P1"><text:soft-page-break/>"null model" where there are no fixed effects and no random <text:span text:style-name="T1">e</text:span>ffects other than a unique intercept for each group (in other words, each genus / family is modeled as a horizontal line; this is a lot like a factorial ANOVA).</text:p>
      <text:p text:style-name="P1">nullMod &lt;- lmer(logPho ~ (1|genus) + (1|fam), data=phoibleData)</text:p>
      <text:p text:style-name="P1"/>
      <text:p text:style-name="P1">We can compare the null model to the earlier model to see which one better fits the data. <text:s/>There are at least three ways to do this. <text:s/></text:p>
      <text:p text:style-name="P1"># The first two are to compare AIC (Aikake Information Criterion) and BIC (Bayesian Information Criterion).</text:p>
      <text:p text:style-name="P1"># The third way is to use the anova() function in lme4 to compare the log-likelihood of the two models.</text:p>
      <text:p text:style-name="P2">anova(mixMod2.rirs, nullM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8T23:39:47.575336039</meta:creation-date>
    <dc:date>2014-05-29T01:09:00.645185523</dc:date>
    <meta:editing-duration>PT1H24M13S</meta:editing-duration>
    <meta:editing-cycles>2</meta:editing-cycles>
    <meta:generator>LibreOffice/4.2.3.3$Linux_X86_64 LibreOffice_project/420m0$Build-3</meta:generator>
    <meta:document-statistic meta:table-count="0" meta:image-count="0" meta:object-count="0" meta:page-count="2" meta:paragraph-count="34" meta:word-count="407" meta:character-count="2527" meta:non-whitespace-character-count="2148"/>
  </office:meta>
</office:document-meta>
</file>